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Courier New" fo:font-size="9.5pt" fo:language="en" fo:country="US"/>
    </style:style>
    <style:style style:name="P2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top="0cm" fo:margin-bottom="0cm"/>
      <style:text-properties fo:color="#000000"/>
    </style:style>
    <style:style style:name="P9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0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4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5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6" style:family="paragraph" style:parent-style-name="Heading_20_2">
      <style:text-properties style:text-underline-style="solid" style:text-underline-width="auto" style:text-underline-color="font-color"/>
    </style:style>
    <style:style style:name="P17" style:family="paragraph" style:parent-style-name="Text_20_body" style:list-style-name="L1"/>
    <style:style style:name="P18" style:family="paragraph" style:parent-style-name="Text_20_body">
      <style:text-properties fo:color="#ff0000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fo:color="#ff0000" style:text-underline-style="solid" style:text-underline-width="auto" style:text-underline-color="font-color"/>
    </style:style>
    <style:style style:name="T5" style:family="text">
      <style:text-properties style:font-name="Courier New" fo:font-size="9.5pt" fo:language="en" fo:country="US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/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/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/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1481434" text:style-name="L1">
        <text:list-item>
          <text:p text:style-name="P17">Comprobación general y extracción de parámetros y métodos</text:p>
        </text:list-item>
        <text:list-item>
          <text:p text:style-name="P17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5"><text:s/>...</text:p>
      <text:p text:style-name="Text_20_body">Si hay texto que no está encerrado en etiquetas devuelve el error:</text:p>
      <text:p text:style-name="Text_20_body">[903]: Text not enclosed into tags: <text:span text:style-name="T2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2">tag1”</text:span> whith “<text:span text:style-name="T2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2">tag</text:span>” never closed.</text:p>
      <text:p text:style-name="Text_20_body"/>
      <text:h text:style-name="Heading_20_3" text:outline-level="3">3) Saco el methodCall</text:h>
      <text:p text:style-name="Text_20_body"/>
      <text:p text:style-name="Text_20_body">Obtengo el methodcall y combruebo que no hay nada fuera de él. En caso de fallo se genera:</text:p>
      <text:p text:style-name="Text_20_body"/>
      <text:p text:style-name="Text_20_body">[906]: Error: MethodCall not found or something outside methodcall</text:p>
      <text:p text:style-name="Text_20_body"/>
      <text:h text:style-name="Heading_20_3" text:outline-level="3"><text:soft-page-break/>4) Obtengo el methodName</text:h>
      <text:p text:style-name="Text_20_body">Se pueden producir varios errores. En primer lugar que encuentre algo antes del methodName:</text:p>
      <text:p text:style-name="Text_20_body">[907]: Unexpected string before methodName: <text:span text:style-name="T2">...</text:span></text:p>
      <text:p text:style-name="Text_20_body">Puede que el método se lea bien pero sea desconocido:</text:p>
      <text:p text:style-name="Text_20_body">[908]: Unknown Method: “<text:span text:style-name="T2">method</text:span>”</text:p>
      <text:p text:style-name="Text_20_body"/>
      <text:h text:style-name="Heading_20_3" text:outline-level="3">5) Saco la cabecera params</text:h>
      <text:p text:style-name="Text_20_body"/>
      <text:p text:style-name="Text_20_body">Esta etiqueta puede no existir si no hay parámetros, eso no se considera un fallo. Si hay algo fuera de la cabecera se indica con:</text:p>
      <text:p text:style-name="Text_20_body"/>
      <text:p text:style-name="Text_20_body">[909]: Unespected string oustisde <text:s/>"params": <text:span text:style-name="T2">...</text:span></text:p>
      <text:p text:style-name="Text_20_body"/>
      <text:h text:style-name="Heading_20_3" text:outline-level="3">6) Separo los parámetros</text:h>
      <text:p text:style-name="Text_20_body"/>
      <text:p text:style-name="Text_20_body">En este paso se recorre el XML y se separa cada elemento “param”. El bucle recorre todos los parámetros hasta que hay algún fallo o se acaba el XML. El único fallo posible es que haya datos entre los param, el error indica el parámetro que produce el error:</text:p>
      <text:p text:style-name="Text_20_body"/>
      <text:p text:style-name="Text_20_body">[910]: Unespected string<text:span text:style-name="T7"> after param</text:span><text:span text:style-name="T2"> N</text:span></text:p>
      <text:p text:style-name="Text_20_body"/>
      <text:h text:style-name="Heading_20_3" text:outline-level="3">7) Proceso los parámetros (necesita mejorar)</text:h>
      <text:p text:style-name="Text_20_body">Una vez separados los parámetros proceso cada uno de ellos comprobando que el tipo es válido y que puede leerse. Hay tres errores que pueden aparecer en el proceso. Primero que el patámetro no esté bien formado</text:p>
      <text:p text:style-name="Text_20_body"/>
      <text:p text:style-name="Text_20_body">[911]: Error in parameter <text:span text:style-name="T2">N:</text:span></text:p>
      <text:p text:style-name="P5">... </text:p>
      <text:p text:style-name="Text_20_body">Segundo que no se conozca el tipo</text:p>
      <text:p text:style-name="Text_20_body"/>
      <text:p text:style-name="Text_20_body">[912]”Unknown data type: <text:span text:style-name="T2">type</text:span>” se produce al encontrar un argumento de un tipo no reconocido en XML-RPC indica textualmente el tipo recibido.</text:p>
      <text:p text:style-name="Text_20_body"/>
      <text:p text:style-name="Text_20_body">Tercero que no se ajuste al formato esperado:</text:p>
      <text:p text:style-name="Text_20_body"/>
      <text:p text:style-name="Text_20_body"><text:span text:style-name="T8">[913]”Error</text:span> reading paremeter. Type recieved “<text:span text:style-name="T2">tipo</text:span>” string recieved “<text:span text:style-name="T4">string</text:span>”</text:p>
      <text:p text:style-name="Text_20_body"><text:soft-page-break/></text:p>
      <text:p text:style-name="Text_20_body"/>
      <text:p text:style-name="Text_20_body"/>
      <text:h text:style-name="Heading_20_2" text:outline-level="2">Comprobaciones particulares:</text:h>
      <text:h text:style-name="Heading_20_1" text:outline-level="1">Modificaciones en JIl:</text:h>
      <text:p text:style-name="Text_20_body"/>
      <text:p text:style-name="Text_20_body">Se rescribe JiL Por completo aprovechando las ideas y el código ya existente.</text:p>
      <text:p text:style-name="Text_20_body"/>
      <text:h text:style-name="Heading_20_1" text:outline-level="1">Métodos del protocolo:</text:h>
      <text:p text:style-name="Text_20_body"/>
      <text:h text:style-name="Heading_20_2" text:outline-level="2">Connect()</text:h>
      <text:p text:style-name="Text_20_body"/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9">&lt;?xml version="1.0"?&gt;</text:p>
      <text:p text:style-name="P9">&lt;methodCall&gt;</text:p>
      <text:p text:style-name="P9"><text:tab/>&lt;methodName&gt;jil.connect&lt;/methodName&gt;</text:p>
      <text:p text:style-name="P2">&lt;/methodCall&gt;</text:p>
      <text:p text:style-name="Text_20_body">SI TODO VA BIEN EL SERVIDOR RESPONDE:</text:p>
      <text:p text:style-name="P9">&lt;?xml version="1.0"?&gt;</text:p>
      <text:p text:style-name="P9">&lt;methodResponse&gt;</text:p>
      <text:p text:style-name="P9"><text:tab/>&lt;params&gt;</text:p>
      <text:p text:style-name="P9"><text:tab/><text:tab/>&lt;param&gt;</text:p>
      <text:p text:style-name="P7"><text:span text:style-name="T6"><text:tab/><text:tab/><text:tab/>&lt;value&gt;&lt;string&gt;</text:span><text:span text:style-name="T3">version</text:span><text:span text:style-name="T6">&lt;/string&gt;&lt;/value&gt;</text:span></text:p>
      <text:p text:style-name="P9"><text:tab/><text:tab/>&lt;/param&gt;</text:p>
      <text:p text:style-name="P9"><text:tab/><text:tab/>&lt;param&gt;</text:p>
      <text:p text:style-name="P7"><text:span text:style-name="T6"><text:tab/><text:tab/><text:tab/>&lt;value&gt;&lt;i4&gt;</text:span><text:span text:style-name="T3">SesionID</text:span><text:span text:style-name="T6">&lt;/i4&gt;&lt;/value&gt;</text:span></text:p>
      <text:p text:style-name="P9"><text:tab/><text:tab/>&lt;/param&gt;</text:p>
      <text:p text:style-name="P9"><text:tab/>&lt;/params&gt;</text:p>
      <text:p text:style-name="P9">&lt;/methodResponse&gt;</text:p>
      <text:p text:style-name="Text_20_body"/>
      <text:p text:style-name="P3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<text:soft-page-break/>Authenticate()</text:h>
      <text:p text:style-name="Text_20_body"/>
      <text:p text:style-name="Text_20_body">Se usa un usuario y una contraseña. El usuario y la contraseña no se envían en texto plano, se concatenan con el identificador y se aplica MD5, esto se envía al servidor para que lo compruebe y si concuerda con algún usuario autorizado se pasa al estado Authenticated.</text:p>
      <text:h text:style-name="Heading_20_2" text:outline-level="2">OpenVI()</text:h>
      <text:p text:style-name="Text_20_body"/>
      <text:p text:style-name="Text_20_body">Se envía la ruta del Vi que hay que abrir. Sólo funciona en estado Authenticado y si tiene éxito pasa al estado Opened. Devuelve un array de estructuras con la descripción de los controles e indicadores, cada elemento del array tiene un string “nombre” y un string control_imdicador que puede valer “control” o “identificador” y un string tipo que indica el tipo de dato (int double booleano...).</text:p>
      <text:p text:style-name="Text_20_body"/>
      <text:p text:style-name="Text_20_body">EL CLIENTE ENVÍA:</text:p>
      <text:p text:style-name="P9">&lt;?xml version="1.0"?&gt;</text:p>
      <text:p text:style-name="P9">&lt;methodCall&gt;</text:p>
      <text:p text:style-name="P9"><text:tab/>&lt;methodName&gt;jil.openVI&lt;/methodName&gt;</text:p>
      <text:p text:style-name="P9"><text:tab/>&lt;params&gt;</text:p>
      <text:p text:style-name="P9"><text:tab/><text:tab/>&lt;param&gt;&lt;value&gt;&lt;string&gt;vi_path&lt;string&gt;&lt;/value&gt;&lt;/param&gt;</text:p>
      <text:p text:style-name="P9"><text:tab/>&lt;/params&gt;</text:p>
      <text:p text:style-name="P2">&lt;/methodCall&gt;</text:p>
      <text:p text:style-name="Text_20_body">SI TODO VA BIEN EL SERVIDOR RESPONDE:</text:p>
      <text:p text:style-name="P9">&lt;?xml version="1.0"?&gt;</text:p>
      <text:p text:style-name="P9">&lt;methodResponse&gt;</text:p>
      <text:p text:style-name="P9">&lt;params&gt;</text:p>
      <text:p text:style-name="P8"><text:s text:c="5"/><text:span text:style-name="T5">&lt;param&gt;</text:span></text:p>
      <text:p text:style-name="P9"><text:tab/>&lt;array&gt;</text:p>
      <text:p text:style-name="P9"><text:tab/>&lt;value&gt;&lt;struct&gt;</text:p>
      <text:p text:style-name="P9"><text:s/><text:tab/> <text:s text:c="2"/>&lt;member&gt;</text:p>
      <text:p text:style-name="P9"><text:tab/><text:tab/>&lt;name&gt;nombre&lt;/name&gt;</text:p>
      <text:p text:style-name="P8"><text:span text:style-name="T5"><text:tab/><text:tab/>&lt;value&gt;&lt;string&gt;</text:span><text:span text:style-name="T3">nombre</text:span><text:span text:style-name="T5">&lt;/string&gt;&lt;/value&gt;</text:span></text:p>
      <text:p text:style-name="P9"><text:tab/> <text:s text:c="2"/>&lt;member&gt;</text:p>
      <text:p text:style-name="P9"><text:s/><text:tab/> <text:s text:c="2"/>&lt;member&gt;</text:p>
      <text:p text:style-name="P9"><text:tab/><text:tab/>&lt;name&gt;control_indicador&lt;/name&gt;</text:p>
      <text:p text:style-name="P8"><text:span text:style-name="T5"><text:tab/><text:tab/>&lt;value&gt;&lt;string&gt;</text:span><text:span text:style-name="T3">”control” o “indicador”</text:span><text:span text:style-name="T5">&lt;/string&gt;&lt;/string&gt;</text:span></text:p>
      <text:p text:style-name="P9"><text:tab/> <text:s text:c="2"/>&lt;member&gt;</text:p>
      <text:p text:style-name="P9"><text:s/><text:tab/> <text:s text:c="2"/>&lt;member&gt;</text:p>
      <text:p text:style-name="P9"><text:tab/><text:tab/>&lt;name&gt;tipo de datos&lt;/name&gt;</text:p>
      <text:p text:style-name="P8"><text:span text:style-name="T5"><text:tab/><text:tab/>&lt;value&gt;&lt;string&gt;</text:span><text:span text:style-name="T3">nombre</text:span><text:span text:style-name="T5">&lt;/string&gt;&lt;/value&gt;</text:span></text:p>
      <text:p text:style-name="P9"><text:tab/> <text:s text:c="2"/>&lt;member&gt;</text:p>
      <text:p text:style-name="P9"><text:s text:c="6"/>&lt;struct&gt;&lt;/value&gt;</text:p>
      <text:p text:style-name="P9"><text:tab/>&lt;/array&gt;</text:p>
      <text:p text:style-name="P9"><text:s text:c="3"/>&lt;/param&gt;</text:p>
      <text:p text:style-name="P9">&lt;/params&gt;</text:p>
      <text:p text:style-name="P1">&lt;/methodResponse&gt;</text:p>
      <text:h text:style-name="P16" text:outline-level="2">RunVI()</text:h>
      <text:p text:style-name="P6"/>
      <text:p text:style-name="Text_20_body">Sólo funciona en el estado Opened. Devuelve un ACK.</text:p>
      <text:h text:style-name="Heading_20_2" text:outline-level="2"><text:soft-page-break/>StopVI()</text:h>
      <text:p text:style-name="Text_20_body"/>
      <text:p text:style-name="Text_20_body">Pasa al estado Opened y para el Vi.</text:p>
      <text:h text:style-name="Heading_20_2" text:outline-level="2">CloseVI()</text:h>
      <text:p text:style-name="Text_20_body"/>
      <text:p text:style-name="Text_20_body">Pasa al estado Authenticated y cierra el Vi.</text:p>
      <text:p text:style-name="Text_20_body"/>
      <text:p text:style-name="Text_20_body">EL CLIENTE ENVÍA:</text:p>
      <text:p text:style-name="P9">&lt;?xml version="1.0"?&gt;</text:p>
      <text:p text:style-name="P9">&lt;methodCall&gt;</text:p>
      <text:p text:style-name="P9">&lt;methodName&gt;jil.closeVI&lt;/methodName&gt;</text:p>
      <text:p text:style-name="P2">&lt;/methodCall&gt;</text:p>
      <text:p text:style-name="Text_20_body">SI TODO VA BIEN EL SERVIDOR RESPONDE:</text:p>
      <text:p text:style-name="P9">&lt;?xml version="1.0"?&gt;</text:p>
      <text:p text:style-name="P9">&lt;methodResponse&gt;</text:p>
      <text:p text:style-name="P9">&lt;params&gt;</text:p>
      <text:p text:style-name="P8"><text:s text:c="5"/><text:span text:style-name="T5">&lt;param&gt;</text:span></text:p>
      <text:p text:style-name="P9"><text:tab/>&lt;value&gt;&lt;string&gt;OK&lt;/string&gt;&lt;/value&gt;</text:p>
      <text:p text:style-name="P9"><text:s text:c="3"/>&lt;/param&gt;</text:p>
      <text:p text:style-name="P9">&lt;/params&gt;</text:p>
      <text:p text:style-name="P1">&lt;/methodResponse&gt;</text:p>
      <text:h text:style-name="Heading_20_2" text:outline-level="2">Disconect()</text:h>
      <text:p text:style-name="Text_20_body"/>
      <text:p text:style-name="Text_20_body">Cierra el parser, devuelve un mensaje de despedida y pasa al estado Exit.</text:p>
      <text:p text:style-name="Text_20_body"/>
      <text:p text:style-name="Text_20_body">EL CLIENTE ENVÍA:</text:p>
      <text:p text:style-name="P9">&lt;?xml version="1.0"?&gt;</text:p>
      <text:p text:style-name="P9">&lt;methodCall&gt;</text:p>
      <text:p text:style-name="P9">&lt;methodName&gt;jil.disconnect&lt;/methodName&gt;</text:p>
      <text:p text:style-name="P2">&lt;/methodCall&gt;</text:p>
      <text:p text:style-name="Text_20_body">SI TODO VA BIEN EL SERVIDOR RESPONDE:</text:p>
      <text:p text:style-name="P9">&lt;?xml version="1.0"?&gt;</text:p>
      <text:p text:style-name="P9">&lt;methodResponse&gt;</text:p>
      <text:p text:style-name="P9">&lt;params&gt;</text:p>
      <text:p text:style-name="P8"><text:s text:c="5"/><text:span text:style-name="T5">&lt;param&gt;</text:span></text:p>
      <text:p text:style-name="P9"><text:tab/>&lt;value&gt;&lt;string&gt;bye bye!&lt;/string&gt;&lt;/value&gt;</text:p>
      <text:p text:style-name="P9"><text:s text:c="3"/>&lt;/param&gt;</text:p>
      <text:p text:style-name="P9">&lt;/params&gt;</text:p>
      <text:p text:style-name="P1">&lt;/methodResponse&gt;</text:p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Fallos: Error2XML.vi</text:h>
      <text:p text:style-name="Text_20_body"/>
      <text:p text:style-name="Standard">Si un método no funciona se devuelve un mensaje de error descriptivo usando la especificación del protocolo XML-RPC. Para ello se crea el vi Error2XML. Dicho vi admite el <text:s/>identificador de fallo (numérico) y un descriptor de fallo legible y genera el siguiente mensaje de respuesta:</text:p>
      <text:p text:style-name="Text_20_body"/>
      <text:p text:style-name="P10">&lt;?xml version="1.0"?&gt;</text:p>
      <text:p text:style-name="P10">&lt;methodResponse&gt;</text:p>
      <text:p text:style-name="P10">&lt;fault&gt;</text:p>
      <text:p text:style-name="P11">&lt;value&gt;</text:p>
      <text:p text:style-name="P12">&lt;struct&gt;</text:p>
      <text:p text:style-name="P13">&lt;member&gt;</text:p>
      <text:p text:style-name="P15">&lt;name&gt;faultCode&lt;/name&gt;</text:p>
      <text:p text:style-name="P15">&lt;value&gt;&lt;int&gt;<text:span text:style-name="T2">ID de fallo</text:span>&lt;/int&gt;&lt;/value&gt;</text:p>
      <text:p text:style-name="P13">&lt;/member&gt;</text:p>
      <text:p text:style-name="P13">&lt;member&gt;</text:p>
      <text:p text:style-name="P15">&lt;name&gt;faultString&lt;/name&gt;</text:p>
      <text:p text:style-name="P14"><text:span text:style-name="T5">&lt;value&gt;&lt;string&gt;</text:span><text:span text:style-name="T3">Descriptor de </text:span><text:span text:style-name="T2"><text:s/></text:span><text:span text:style-name="T3">fallo</text:span><text:span text:style-name="T5">&lt;/string&gt;&lt;/value&gt;</text:span></text:p>
      <text:p text:style-name="P13">&lt;/member&gt;</text:p>
      <text:p text:style-name="P12">&lt;/struct&gt;</text:p>
      <text:p text:style-name="P11">&lt;/value&gt;</text:p>
      <text:p text:style-name="P10">&lt;/fault&gt;</text:p>
      <text:p text:style-name="P4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9T12:52:55.58</dc:date>
    <dc:creator>Dictino Chaos</dc:creator>
    <meta:editing-duration>PT14H31M23S</meta:editing-duration>
    <meta:editing-cycles>26</meta:editing-cycles>
    <meta:generator>OpenOffice.org/3.3$Win32 OpenOffice.org_project/330m20$Build-9567</meta:generator>
    <meta:document-statistic meta:table-count="0" meta:image-count="0" meta:object-count="0" meta:page-count="7" meta:paragraph-count="185" meta:word-count="1255" meta:character-count="8398"/>
  </office:meta>
</office:document-meta>
</file>